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Helvetica Neue" svg:font-family="'Helvetica Neue', Helvetica, 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4.921cm" fo:margin-left="-0.016cm" fo:margin-right="12.095cm" table:align="margins" fo:background-color="transparent">
        <style:background-image/>
      </style:table-properties>
    </style:style>
    <style:style style:name="Таблица1.A" style:family="table-column">
      <style:table-column-properties style:column-width="4.921cm" style:rel-column-width="65535*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7.013cm" fo:margin-left="0cm" fo:margin-right="-0.012cm" table:align="margins" fo:background-color="#ffffff">
        <style:background-image/>
      </style:table-properties>
    </style:style>
    <style:style style:name="Таблица2.A" style:family="table-column">
      <style:table-column-properties style:column-width="17.013cm" style:rel-column-width="65535*"/>
    </style:style>
    <style:style style:name="Таблица2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color="#000000" fo:font-size="14pt" style:text-underline-style="none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fo:font-size="14pt" style:text-underline-style="none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Times New Roman"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0000" style:font-name="Times New Roman" fo:font-size="16pt" style:font-size-asian="16pt" style:font-size-complex="16pt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bold" style:text-blinking="false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bold" style:text-blinking="false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font-name="Times New Roman" fo:font-size="16pt" fo:letter-spacing="normal" fo:font-style="normal" style:text-underline-style="none" fo:font-weight="bold" style:text-blinking="false" style:font-size-asian="16pt" style:font-weight-asian="bold" style:font-size-complex="16pt" style:font-weight-complex="bold"/>
    </style:style>
    <style:style style:name="P20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 fo:background-color="transparent" fo:padding="0cm" fo:border="none">
        <style:background-image/>
      </style:paragraph-properties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 fo:background-color="transparent" fo:padding="0cm" fo:border="none">
        <style:background-image/>
      </style:paragraph-properties>
      <style:text-properties fo:color="#000000"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 fo:background-color="transparent" fo:padding="0cm" fo:border="none">
        <style:background-image/>
      </style:paragraph-properties>
    </style:style>
    <style:style style:name="P23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text-line-through-style="none" style:font-name="Times New Roman" fo:font-size="14pt" fo:letter-spacing="normal" fo:language="ru" fo:country="RU" fo:font-style="normal" style:text-underline-style="none" fo:font-weight="bold" style:text-blinking="false" style:font-size-asian="14pt" style:font-weight-asian="bold" style:font-size-complex="14pt" style:font-weight-complex="bold"/>
    </style:style>
    <style:style style:name="P24" style:family="paragraph" style:parent-style-name="Heading_20_1">
      <style:paragraph-properties fo:margin-left="0cm" fo:margin-right="0cm" fo:margin-top="0cm" fo:margin-bottom="0cm" fo:text-align="center" style:justify-single-word="false" fo:text-indent="0cm" style:auto-text-indent="false" fo:background-color="transparent" fo:padding="0cm" fo:border="none">
        <style:background-image/>
      </style:paragraph-properties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text-line-through-style="none" style:font-name="Times New Roman" fo:font-size="14pt" fo:letter-spacing="normal" fo:language="ru" fo:country="RU" fo:font-style="normal" style:text-underline-style="none" fo:font-weight="bold" style:text-blinking="false" style:font-size-asian="14pt" style:font-weight-asian="bold" style:font-size-complex="14pt" style:font-weight-complex="bold"/>
    </style:style>
    <style:style style:name="P26" style:family="paragraph" style:parent-style-name="Heading_20_2">
      <style:paragraph-properties fo:margin-left="0cm" fo:margin-right="0cm" fo:margin-top="0.423cm" fo:margin-bottom="0.265cm" fo:text-indent="0cm" style:auto-text-indent="false" fo:background-color="transparent" fo:padding="0cm" fo:border="none">
        <style:background-image/>
      </style:paragraph-properties>
      <style:text-properties fo:color="#000000" style:text-line-through-style="none" style:font-name="Times New Roman" fo:font-size="15pt" style:text-underline-style="none" fo:font-weight="bold" style:text-blinking="false" style:font-size-asian="15pt" style:font-size-complex="15pt"/>
    </style:style>
    <style:style style:name="P27" style:family="paragraph" style:parent-style-name="Text_20_body">
      <style:text-properties fo:font-size="12pt"/>
    </style:style>
    <style:style style:name="P28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text-line-through-style="none" style:font-name="Times New Roman" fo:font-size="12pt" fo:letter-spacing="normal" fo:language="ru" fo:country="RU" fo:font-style="normal" style:text-underline-style="none" fo:font-weight="bold" style:text-blinking="false" style:font-size-asian="16pt" style:font-weight-asian="bold" style:font-size-complex="16pt" style:font-weight-complex="bold"/>
    </style:style>
    <style:style style:name="P29" style:family="paragraph" style:parent-style-name="Text_20_body" style:list-style-name="L1">
      <style:paragraph-properties fo:margin-left="0cm" fo:margin-right="0cm" fo:margin-top="0cm" fo:margin-bottom="0cm" fo:text-align="start" style:justify-single-word="false" fo:text-indent="0cm" style:auto-text-indent="false" fo:padding="0cm" fo:border="none"/>
    </style:style>
    <style:style style:name="P30" style:family="paragraph" style:parent-style-name="Text_20_body" style:list-style-name="L1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font-variant="normal" fo:text-transform="none" fo:color="#000000" style:font-name="Arial1" fo:font-size="13.5pt" fo:letter-spacing="normal" fo:font-style="normal" style:text-underline-style="none" fo:font-weight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000000" style:font-name="Arial1" fo:font-size="13.5pt" fo:letter-spacing="normal" fo:font-style="normal" style:text-underline-style="none" fo:font-weight="normal"/>
    </style:style>
    <style:style style:name="T3" style:family="text">
      <style:text-properties fo:font-variant="normal" fo:text-transform="none" fo:color="#000000" style:font-name="Arial1" fo:font-size="13.5pt" fo:letter-spacing="normal" fo:font-style="normal" style:text-underline-style="none" fo:font-weight="normal" style:font-weight-asian="bold" style:font-weight-complex="bold"/>
    </style:style>
    <style:style style:name="T4" style:family="text">
      <style:text-properties fo:font-variant="normal" fo:text-transform="none" fo:color="#000000" style:font-name="Arial1" fo:font-size="13.5pt" fo:letter-spacing="normal" fo:font-style="normal" style:text-underline-style="none" fo:font-weight="normal" style:font-weight-asian="normal" style:font-weight-complex="normal"/>
    </style:style>
    <style:style style:name="T5" style:family="text">
      <style:text-properties fo:font-variant="normal" fo:text-transform="none" fo:color="#000000" style:font-name="Arial1" fo:font-size="13.5pt" fo:letter-spacing="normal" fo:font-style="normal" style:text-underline-style="none" fo:font-weight="bold" style:font-weight-asian="bold" style:font-weight-complex="bold"/>
    </style:style>
    <style:style style:name="T6" style:family="text">
      <style:text-properties fo:font-variant="normal" fo:text-transform="none" fo:color="#000000" style:font-name="Arial1" fo:font-size="13.5pt" fo:letter-spacing="normal" fo:language="en" fo:country="US" fo:font-style="normal" style:text-underline-style="none" fo:font-weight="normal"/>
    </style:style>
    <style:style style:name="T7" style:family="text">
      <style:text-properties fo:font-variant="normal" fo:text-transform="none" fo:color="#000000" style:font-name="Arial1" fo:font-size="13.5pt" fo:letter-spacing="normal" fo:language="en" fo:country="US" fo:font-style="normal" style:text-underline-style="none" fo:font-weight="normal" style:font-weight-asian="bold" style:font-weight-complex="bold"/>
    </style:style>
    <style:style style:name="T8" style:family="text">
      <style:text-properties fo:font-variant="normal" fo:text-transform="none" fo:color="#000000" style:font-name="Arial1" fo:font-size="13.5pt" fo:letter-spacing="normal" fo:language="en" fo:country="US" fo:font-style="normal" style:text-underline-style="none" fo:font-weight="normal" style:font-weight-asian="normal" style:font-weight-complex="normal"/>
    </style:style>
    <style:style style:name="T9" style:family="text">
      <style:text-properties fo:font-variant="normal" fo:text-transform="none" fo:color="#000000" style:font-name="Arial1" fo:font-size="13.5pt" fo:letter-spacing="normal" fo:language="ru" fo:country="RU" fo:font-style="normal" style:text-underline-style="none" fo:font-weight="bold" style:font-weight-asian="bold" style:font-weight-complex="bold"/>
    </style:style>
    <style:style style:name="T10" style:family="text">
      <style:text-properties fo:font-variant="normal" fo:text-transform="none" fo:color="#000000" style:font-name="Arial1" fo:font-size="14pt" fo:letter-spacing="normal" fo:font-style="normal" style:text-underline-style="none" fo:font-weight="normal" style:font-size-asian="14pt" style:font-size-complex="14pt"/>
    </style:style>
    <style:style style:name="T11" style:family="text">
      <style:text-properties fo:font-variant="normal" fo:text-transform="none" fo:color="#000000" style:font-name="Arial1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000000" style:font-name="Arial1" fo:font-size="14pt" fo:letter-spacing="normal" fo:font-style="normal" style:text-underline-style="none" fo:font-weight="bold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style:font-name="Arial1" fo:font-size="14pt" fo:letter-spacing="normal" fo:language="en" fo:country="US" fo:font-style="normal" style:text-underline-style="none" fo:font-weight="normal" style:font-size-asian="14pt" style:font-size-complex="14pt"/>
    </style:style>
    <style:style style:name="T14" style:family="text">
      <style:text-properties fo:font-variant="normal" fo:text-transform="none" fo:color="#000000" style:font-name="Arial1" fo:font-size="16pt" fo:letter-spacing="normal" fo:font-style="normal" style:text-underline-style="none" fo:font-weight="bold" style:font-size-asian="16pt" style:font-weight-asian="bold" style:font-size-complex="16pt" style:font-weight-complex="bold"/>
    </style:style>
    <style:style style:name="T15" style:family="text">
      <style:text-properties fo:font-variant="normal" fo:text-transform="none" fo:color="#000000" style:font-name="Times New Roman" fo:font-size="14pt" fo:letter-spacing="normal" fo:font-weight="normal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000000" style:font-name="Times New Roman" fo:font-size="14pt" fo:letter-spacing="normal" fo:font-style="normal" style:font-size-asian="14pt" style:font-size-complex="14pt"/>
    </style:style>
    <style:style style:name="T19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T20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weight-asian="bold" style:font-size-complex="14pt" style:font-weight-complex="bold"/>
    </style:style>
    <style:style style:name="T21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ize-complex="14pt"/>
    </style:style>
    <style:style style:name="T23" style:family="text">
      <style:text-properties fo:font-variant="normal" fo:text-transform="none" fo:color="#000000" style:font-name="Times New Roman" fo:font-size="14pt" fo:letter-spacing="normal" fo:font-style="normal" style:text-underline-style="none" fo:font-weight="bold" style:font-size-asian="14pt" style:font-weight-asian="bold" style:font-size-complex="14pt" style:font-weight-complex="bold"/>
    </style:style>
    <style:style style:name="T24" style:family="text">
      <style:text-properties fo:font-variant="normal" fo:text-transform="none" fo:color="#000000" style:font-name="Times New Roman" fo:font-size="14pt" fo:letter-spacing="normal" fo:font-weight="bold" style:font-size-asian="14pt" style:font-weight-asian="bold" style:font-size-complex="14pt" style:font-weight-complex="bold"/>
    </style:style>
    <style:style style:name="T25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style:text-line-through-style="none" style:font-name="Helvetica Neue" fo:font-size="16pt" fo:letter-spacing="normal" fo:font-style="normal" style:text-underline-style="none" fo:font-weight="bold" style:text-blinking="false" style:font-size-asian="16pt" style:font-weight-asian="bold" style:font-size-complex="16pt" style:font-weight-complex="bold"/>
    </style:style>
    <style:style style:name="T27" style:family="text">
      <style:text-properties fo:font-variant="normal" fo:text-transform="none" fo:color="#000000" style:text-line-through-style="none" style:font-name="Helvetica Neue" fo:font-size="14pt" fo:letter-spacing="normal" fo:font-style="normal" style:text-underline-style="none" style:text-blinking="false" style:font-size-asian="14pt" style:font-size-complex="14pt"/>
    </style:style>
    <style:style style:name="T28" style:family="text">
      <style:text-properties fo:font-variant="normal" fo:text-transform="none" fo:color="#000000" style:text-line-through-style="none" style:font-name="Helvetica Neue" fo:font-size="14pt" fo:letter-spacing="normal" fo:font-style="normal" style:text-underline-style="none" fo:font-weight="bold" style:text-blinking="false" style:font-size-asian="14pt" style:font-weight-asian="bold" style:font-size-complex="14pt" style:font-weight-complex="bold"/>
    </style:style>
    <style:style style:name="T29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style:font-size-asian="14pt" style:font-weight-asian="bold" style:font-size-complex="14pt" style:font-weight-complex="bold"/>
    </style:style>
    <style:style style:name="T31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style:text-blinking="false" style:font-size-asian="14pt" style:font-size-complex="14pt"/>
    </style:style>
    <style:style style:name="T32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bold" style:text-blinking="false" style:font-size-asian="14pt" style:font-weight-asian="bold" style:font-size-complex="14pt" style:font-weight-complex="bold"/>
    </style:style>
    <style:style style:name="T33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solid" style:text-underline-width="auto" style:text-underline-color="font-color" fo:font-weight="normal" style:text-blinking="false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style:text-line-through-style="none" style:font-name="Times New Roman" fo:font-size="14pt" fo:letter-spacing="normal" fo:language="ru" fo:country="RU" fo:font-style="normal" style:text-underline-style="none" fo:font-weight="bold" style:text-blinking="false" style:font-size-asian="14pt" style:font-weight-asian="bold" style:font-size-complex="14pt" style:font-weight-complex="bold"/>
    </style:style>
    <style:style style:name="T35" style:family="text">
      <style:text-properties fo:font-variant="normal" fo:text-transform="none" fo:color="#000000" style:text-line-through-style="none" style:font-name="Times New Roman" fo:letter-spacing="normal" fo:font-style="normal" style:text-underline-style="none" fo:font-weight="normal" style:text-blinking="false" style:font-weight-asian="bold" style:font-weight-complex="bold"/>
    </style:style>
    <style:style style:name="T36" style:family="text">
      <style:text-properties fo:font-variant="normal" fo:text-transform="none" fo:color="#000000" style:text-line-through-style="none" style:font-name="Times New Roman" fo:letter-spacing="normal" fo:font-style="normal" style:text-underline-style="none" fo:font-weight="bold" style:text-blinking="false" style:font-weight-asian="bold" style:font-weight-complex="bold"/>
    </style:style>
    <style:style style:name="T37" style:family="text">
      <style:text-properties fo:font-variant="normal" fo:text-transform="none" fo:color="#000000" style:text-line-through-style="none" style:font-name="Times New Roman" fo:letter-spacing="normal" fo:font-style="normal" style:text-underline-style="solid" style:text-underline-width="auto" style:text-underline-color="font-color" fo:font-weight="normal" style:text-blinking="false" style:font-weight-asian="bold" style:font-weight-complex="bold"/>
    </style:style>
    <style:style style:name="T38" style:family="text">
      <style:text-properties fo:font-variant="normal" fo:text-transform="none" fo:color="#000000" style:text-line-through-style="none" style:font-name="Times New Roman" fo:font-size="16pt" fo:letter-spacing="normal" fo:font-style="normal" style:text-underline-style="none" fo:font-weight="bold" style:text-blinking="false" style:font-size-asian="16pt" style:font-weight-asian="bold" style:font-size-complex="16pt" style:font-weight-complex="bold"/>
    </style:style>
    <style:style style:name="T39" style:family="text">
      <style:text-properties fo:font-variant="normal" fo:text-transform="none" fo:color="#000000" style:text-line-through-style="none" style:font-name="Times New Roman" fo:font-size="16pt" fo:letter-spacing="normal" fo:language="en" fo:country="US" fo:font-style="normal" style:text-underline-style="none" fo:font-weight="normal" style:text-blinking="false" style:font-size-asian="16pt" style:font-weight-asian="normal" style:font-size-complex="16pt" style:font-weight-complex="normal"/>
    </style:style>
    <style:style style:name="T40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style:font-weight-asian="bold" style:font-weight-complex="bold"/>
    </style:style>
    <style:style style:name="T41" style:family="text">
      <style:text-properties fo:font-variant="normal" fo:text-transform="none" fo:color="#000000" style:text-line-through-style="none" fo:letter-spacing="normal" fo:font-style="normal" style:text-underline-style="none" fo:font-weight="bold" style:text-blinking="false" style:font-weight-asian="bold" style:font-weight-complex="bold"/>
    </style:style>
    <style:style style:name="T42" style:family="text">
      <style:text-properties fo:font-variant="normal" fo:text-transform="none" fo:color="#000000" style:font-name="Helvetica Neue" fo:font-size="9pt" fo:letter-spacing="normal" fo:font-style="normal" style:text-underline-style="none" fo:font-weight="normal" style:font-size-asian="14pt" style:font-weight-asian="bold" style:font-size-complex="14pt" style:font-weight-complex="bold"/>
    </style:style>
    <style:style style:name="T43" style:family="text">
      <style:text-properties fo:font-variant="normal" fo:text-transform="none" fo:color="#000000" style:font-name="Helvetica Neue" fo:font-size="14pt" fo:letter-spacing="normal" fo:font-style="normal" style:text-underline-style="none" fo:font-weight="normal" style:font-size-asian="14pt" style:font-size-complex="14pt"/>
    </style:style>
    <style:style style:name="T44" style:family="text">
      <style:text-properties fo:font-variant="normal" fo:text-transform="none" fo:color="#000000" fo:letter-spacing="normal" fo:font-style="normal" style:text-underline-style="none" fo:font-weight="normal" style:font-weight-asian="bold" style:font-weight-complex="bold"/>
    </style:style>
    <style:style style:name="T45" style:family="text">
      <style:text-properties fo:font-variant="normal" fo:text-transform="none" fo:color="#000000" fo:letter-spacing="normal" fo:font-style="normal" style:text-underline-style="none" fo:font-weight="bold" style:font-weight-asian="bold" style:font-weight-complex="bold"/>
    </style:style>
    <style:style style:name="T46" style:family="text">
      <style:text-properties fo:font-variant="normal" fo:text-transform="none" style:text-line-through-style="none" fo:letter-spacing="normal" fo:font-style="normal" style:text-underline-style="none" fo:font-weight="normal" style:text-blinking="false" style:font-weight-asian="bold" style:font-weight-complex="bold"/>
    </style:style>
    <style:style style:name="T47" style:family="text">
      <style:text-properties fo:font-variant="normal" fo:text-transform="none" style:text-line-through-style="none" fo:letter-spacing="normal" fo:font-style="normal" style:text-underline-style="none" fo:font-weight="normal" style:text-blinking="false" style:font-weight-asian="normal" style:font-weight-complex="normal"/>
    </style:style>
    <style:style style:name="T48" style:family="text">
      <style:text-properties fo:font-variant="normal" fo:text-transform="none" style:text-line-through-style="none" fo:letter-spacing="normal" fo:font-style="normal" style:text-underline-style="none" fo:font-weight="bold" style:text-blinking="false" style:font-weight-asian="bold" style:font-weight-complex="bold"/>
    </style:style>
    <style:style style:name="T49" style:family="text">
      <style:text-properties fo:font-variant="normal" fo:text-transform="none" style:text-line-through-style="none" fo:letter-spacing="normal" fo:font-style="normal" style:text-underline-style="none" style:text-blinking="false"/>
    </style:style>
    <style:style style:name="T50" style:family="text">
      <style:text-properties fo:font-variant="normal" fo:text-transform="none" style:text-line-through-style="none" fo:letter-spacing="normal" fo:language="ru" fo:country="RU" fo:font-style="normal" style:text-underline-style="none" style:text-blinking="false"/>
    </style:style>
    <style:style style:name="T51" style:family="text">
      <style:text-properties fo:font-variant="normal" fo:text-transform="none" style:text-line-through-style="none" style:font-name="Helvetica Neue" fo:letter-spacing="normal" fo:font-style="normal" style:text-underline-style="none" fo:font-weight="bold" style:text-blinking="false" style:font-weight-asian="bold" style:font-weight-complex="bold"/>
    </style:style>
    <style:style style:name="T52" style:family="text">
      <style:text-properties fo:font-variant="normal" fo:text-transform="none" fo:color="#3f3f3f" fo:letter-spacing="normal" fo:font-style="normal" style:text-underline-style="none" fo:font-weight="normal" style:font-weight-asian="bold" style:font-weight-complex="bold"/>
    </style:style>
    <style:style style:name="T53" style:family="text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T54" style:family="text">
      <style:text-properties fo:color="#000000" fo:font-size="14pt" style:text-underline-style="none" fo:font-weight="bold" style:font-size-asian="14pt" style:font-weight-asian="bold" style:font-size-complex="14pt" style:font-weight-complex="bold"/>
    </style:style>
    <style:style style:name="T55" style:family="text">
      <style:text-properties fo:color="#000000"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T56" style:family="text">
      <style:text-properties fo:color="#000000" style:font-name="Times New Roman" fo:font-size="14pt" style:text-underline-style="none" fo:font-weight="bold" style:font-size-asian="14pt" style:font-weight-asian="bold" style:font-size-complex="14pt" style:font-weight-complex="bold"/>
    </style:style>
    <style:style style:name="T57" style:family="text"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T58" style:family="text"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T59" style:family="text">
      <style:text-properties fo:color="#000000" style:font-name="Times New Roman" fo:font-size="14pt" fo:language="ru" fo:country="RU" style:text-underline-style="none" fo:font-weight="normal" style:font-size-asian="14pt" style:font-weight-asian="normal" style:font-size-complex="14pt" style:font-weight-complex="normal"/>
    </style:style>
    <style:style style:name="T60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61" style:family="text"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T62" style:family="text">
      <style:text-properties fo:font-size="16pt" fo:font-weight="bold" style:font-size-asian="16pt" style:font-weight-asian="bold" style:font-size-complex="16pt" style:font-weight-complex="bold"/>
    </style:style>
    <style:style style:name="T63" style:family="text">
      <style:text-properties fo:language="en" fo:country="US" style:font-weight-asian="normal" style:font-weight-complex="normal"/>
    </style:style>
    <style:style style:name="T64" style:family="text">
      <style:text-properties fo:language="ru" fo:country="RU"/>
    </style:style>
    <style:style style:name="T65" style:family="text">
      <style:text-properties fo:language="ru" fo:country="RU" style:font-weight-asian="normal" style:font-weight-complex="normal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background-color="transparent" style:background-transparency="100%" fo:padding="0cm" fo:border="none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>
        <style:background-image/>
      </style:graphic-properties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0cm" svg:y="0cm" svg:width="19.976cm" draw:z-index="6">
        <draw:text-box fo:min-height="0.041cm">
          <text:p text:style-name="P27">Винья Майпо - известнейший винодельческий дом в Чили, ведущий свою историю с 1948 года. Через 20 лет </text:p>
        </draw:text-box>
      </draw:frame>
      <draw:frame draw:style-name="fr1" draw:name="Врезка2" text:anchor-type="page" text:anchor-page-number="1" svg:x="0cm" svg:y="0cm" svg:width="19.976cm" draw:z-index="7">
        <draw:text-box fo:min-height="0.041cm">
          <text:p text:style-name="P27"/>
        </draw:text-box>
      </draw:frame>
      <draw:frame draw:style-name="fr2" draw:name="Врезка3" text:anchor-type="page" text:anchor-page-number="1" svg:x="0cm" svg:y="0cm" svg:width="19.976cm" draw:z-index="8">
        <draw:text-box fo:min-height="0.041cm">
          <text:p text:style-name="P27"/>
        </draw:text-box>
      </draw:frame>
      <text:p text:style-name="P2">Канти Асти Миллезимато 2012</text:p>
      <text:p text:style-name="P2"><draw:frame draw:style-name="fr3" draw:name="Графический объект1" text:anchor-type="as-char" svg:width="2.619cm" svg:height="5.292cm" draw:z-index="0"><draw:image xlink:href="http://les-vins.org/upload/im/resize/accfa76a3533e75d82be36ae9823baa9.jpg" xlink:type="simple" xlink:show="embed" xlink:actuate="onLoad"/></draw:frame> </text:p>
      <text:p text:style-name="P9"><text:span text:style-name="T14">Вино:</text:span><text:span text:style-name="T22"> Игристое, белое, сладкое </text:span></text:p>
      <text:list xml:id="list35355876" text:style-name="L1">
        <text:list-header>
          <text:p text:style-name="P29"><text:span text:style-name="T5">Регион:</text:span><text:span text:style-name="T2"> Италия, Пьемонт, </text:span><text:span text:style-name="T6">DOCG</text:span><text:span text:style-name="T2"> Асти</text:span></text:p>
          <text:p text:style-name="P29"><text:span text:style-name="T5">Производитель:</text:span><text:span text:style-name="T2"> Канти (Canti)</text:span></text:p>
          <text:p text:style-name="P30"><text:span text:style-name="T66">Крепость:</text:span> 7%</text:p>
          <text:p text:style-name="P29"><text:span text:style-name="T9">Сорт </text:span><text:span text:style-name="T5">винограда:</text:span><text:span text:style-name="T2"> Мускат Бьянко: 100%</text:span></text:p>
        </text:list-header>
      </text:list>
      <text:p text:style-name="P4"><text:span text:style-name="T66">Аромат:</text:span> белых фруктов, лепестков чайной розы, <text:s/>свежего винограда, виноградной косточки.</text:p>
      <text:p text:style-name="P5">Вкус: <text:span text:style-name="T1">мягкий, лакомый, освежающий, цитрусовый.</text:span></text:p>
      <text:p text:style-name="P9"><text:span text:style-name="T53">Особенности:</text:span><text:span text:style-name="T55"> </text:span><text:span text:style-name="T15"> </text:span><text:span text:style-name="T16">Виноград сорта Мускат Бьянко для создания сладкого Асти собран с участков, расположенных в Пьемонте (Asti, Cuneo и Alessandria) и тщательно отобран опытными специалистами. </text:span><text:span text:style-name="Strong_20_Emphasis"><text:span text:style-name="T18">Асти 2012 </text:span></text:span><text:span text:style-name="T16">года от Канти является обладателем серебряной медали на конкурсе "International Wine Challenge" 2012 года.</text:span></text:p>
      <text:p text:style-name="P9"><text:span text:style-name="T19">Интересные факты:</text:span><text:span text:style-name="T16"> Название Canti, в переводе с итальянского означающее "спой!", стало отражением итальянской страсти и жизнерадостности. </text:span></text:p>
      <text:p text:style-name="P13">Рынок игр вин Италии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26"/></text:p>
      <text:p text:style-name="P1"><text:soft-page-break/><text:span text:style-name="T26">Роэро Арнеис 2012 </text:span><text:a xlink:type="simple" xlink:href="http://simplewine.ru/catalog/product/bruno_giacosa_roero_arneis_2012_075/"><text:span text:style-name="T28">Roero Arneis 2012</text:span></text:a></text:p>
      <text:p text:style-name="P1"><text:span text:style-name="T26"><draw:frame draw:style-name="fr3" draw:name="Графический объект3" text:anchor-type="as-char" svg:width="6.35cm" svg:height="11.642cm" draw:z-index="1"><draw:image xlink:href="http://www.schubiweine.ch/webautor-data/7/1/2/5653.jpg" xlink:type="simple" xlink:show="embed" xlink:actuate="onLoad"/></draw:frame></text:span><text:span text:style-name="T26"> <text:s/></text:span></text:p>
      <text:p text:style-name="P3"><text:span text:style-name="T5">Вино:</text:span><text:span text:style-name="T3"> белое, сухое</text:span></text:p>
      <text:list xml:id="list35360241" text:continue-numbering="true" text:style-name="L1">
        <text:list-header>
          <text:p text:style-name="P29"><text:span text:style-name="T5">Регион:</text:span><text:span text:style-name="T2"> Италия, Пьемонт, </text:span><text:span text:style-name="T13">DOCG Roero Arneis</text:span></text:p>
          <text:p text:style-name="P29"><text:span text:style-name="T5">Производитель:</text:span><text:span text:style-name="T3"> </text:span><text:span text:style-name="T20">Bruno Giacosa </text:span></text:p>
          <text:p text:style-name="P30"><text:span text:style-name="T66">Крепость:</text:span><text:span text:style-name="T63">13,5 </text:span><text:span text:style-name="T67">%</text:span></text:p>
          <text:p text:style-name="P29"><text:span text:style-name="T9">Сорт </text:span><text:span text:style-name="T5">винограда: </text:span><text:span text:style-name="T11">Арнеис 100%</text:span></text:p>
          <text:p text:style-name="P29"><text:span text:style-name="T12">Выдержка:</text:span><text:span text:style-name="T11"> </text:span><text:span text:style-name="T21">в нержавеющей стали</text:span></text:p>
        </text:list-header>
      </text:list>
      <text:p text:style-name="P9"><text:span text:style-name="T54">Аромат: </text:span><text:span text:style-name="T24"> </text:span><text:span text:style-name="T17">цитрусовых, яблока, экзотических фруктов, нотки персиков, абрикосов и тонкие нюансы цветов акации</text:span><text:span text:style-name="T57"> </text:span></text:p>
      <text:p text:style-name="P9"><text:span text:style-name="T54">Вкус: </text:span><text:span text:style-name="T16">сбалансированный с великолепно освежающей кислотностью и минеральными оттенками.</text:span><text:span text:style-name="T58"> </text:span></text:p>
      <text:p text:style-name="P9"><text:span text:style-name="T28">Особенности:</text:span><text:span text:style-name="T32"> </text:span><text:span text:style-name="T30">Средний возраст лоз: 15 лет. Урожайность низкая: 60 гл/га. </text:span></text:p>
      <text:p text:style-name="P12"><text:span text:style-name="T36">Арнеис</text:span><text:span text:style-name="T35"> - один из тех местных сортов, который с давних времен (с XVI века) культивируется на территории Пьемонта. Но в силу сложности работы с белыми винами, на этот, один из старейших белых сортов региона, вплоть до начала 70-х годов XX века не обращали пристального внимания. Именно Бруно Джакоза был первым (вместе с Альфредо Куррадо из Вьетти), кто поверил в арнеис и начал его бутилировать. По мнению многих, именно Roero Arneis от Bruno Giacosa </text:span><text:span text:style-name="T37">считается лучшим вином из арнеиса</text:span><text:span text:style-name="T35">.</text:span></text:p>
      <text:p text:style-name="P14"/>
      <text:p text:style-name="P14"/>
      <text:p text:style-name="P14"/>
      <text:p text:style-name="P14"/>
      <text:p text:style-name="P14"/>
      <text:p text:style-name="P19"><text:soft-page-break/>Лафоа Совиньон Lafoa Sauvignon 2011</text:p>
      <text:p text:style-name="P1"><text:span text:style-name="T38"><draw:frame draw:style-name="fr3" draw:name="Графический объект4" text:anchor-type="as-char" svg:width="3.149cm" svg:height="13.229cm" draw:z-index="2"><draw:image xlink:href="http://finewine.ru/images/products/images/21997/lafoa-sauvignon-colterenzio-2011_large.png?1370338500" xlink:type="simple" xlink:show="embed" xlink:actuate="onLoad"/></draw:frame></text:span><text:span text:style-name="T38"> </text:span></text:p>
      <text:p text:style-name="P3"><text:span text:style-name="T5">Вино:</text:span><text:span text:style-name="T3"> белое, сухое</text:span></text:p>
      <text:list xml:id="list35360077" text:continue-numbering="true" text:style-name="L1">
        <text:list-header>
          <text:p text:style-name="P29"><text:span text:style-name="T5">Регион:</text:span><text:span text:style-name="T2"> Италия, </text:span><text:span text:style-name="T43">Т</text:span><text:span text:style-name="T22">рентино-Альто Адидже, Alto Adige DOC </text:span></text:p>
          <text:p text:style-name="P29"><text:span text:style-name="T5">Производитель:</text:span><text:span text:style-name="T3"> </text:span><text:span text:style-name="T20">Colterenzio </text:span></text:p>
          <text:p text:style-name="P30"><text:span text:style-name="T66">Крепость:</text:span><text:span text:style-name="T63">13,5 </text:span><text:span text:style-name="T67">%</text:span></text:p>
          <text:p text:style-name="P29"><text:span text:style-name="T9">Сорт </text:span><text:span text:style-name="T5">винограда: </text:span><text:span text:style-name="T4">Совиньон Блан</text:span><text:span text:style-name="T11">100%</text:span></text:p>
          <text:p text:style-name="P29"><text:span text:style-name="T23">Выдержка:</text:span><text:span text:style-name="T11"> </text:span><text:span text:style-name="T21">На осадке в течение 8 месяцев в дубовых бочках. </text:span></text:p>
        </text:list-header>
      </text:list>
      <text:p text:style-name="P9"><text:span text:style-name="T54">Аромат: </text:span><text:span text:style-name="T53">шалфея,</text:span><text:span text:style-name="T54"> </text:span><text:span text:style-name="T17">засахаренного лимона, свежескошенной травы, маракуйи, мандарина, белого перца, мяты и мускатного ореха. </text:span><text:span text:style-name="T24"> </text:span></text:p>
      <text:p text:style-name="P9"><text:span text:style-name="T54">Вкус: </text:span><text:span text:style-name="T16">сбалансированный, минеральный, плотный с оттенками спелых фруктов в длительном послевкусии. </text:span></text:p>
      <text:p text:style-name="P9"><text:span text:style-name="T28">Особенности: </text:span><text:span text:style-name="T30">"Лафоа" - название отдельного виноградника, лежащего на холме между деревнями Кольтеренцио и Корнайяно.</text:span><text:span text:style-name="T32"> </text:span></text:p>
      <text:p text:style-name="P11"><text:span text:style-name="T40">Талисман Colterenzio - бронзовая статуя богини Плодородия (работа скульптора Guido Muss Mosna), вдохновил художников известного дизайнерского агентства Guardenti на создание этикеток в стиле Art – Nouveau для двух топовых вин с отдельного виноградника Lafoa.</text:span><text:span text:style-name="T41"> </text:span></text:p>
      <text:p text:style-name="P11"><text:span text:style-name="T40">Colterenzio входит в число лучших производителей этого региона, что подтверждает очень высокое качество производимых вин, которые 15 раз получали высший балл от Gambero Rosso - три бокала. За что этот ведущий винный справочник Италии отметил хозяйство звездой.</text:span><text:span text:style-name="T41"> </text:span></text:p>
      <text:p text:style-name="P1"><text:soft-page-break/><text:span text:style-name="T57">Сансер Ле Барон 2012 </text:span><text:a xlink:type="simple" xlink:href="http://simplewine.ru/catalog/product/henri_bourgeois_sancerre_blanc_les_baronnes_2012_075/"><text:span text:style-name="T38">Sancerre Blanc "Les Baronnes"</text:span></text:a></text:p>
      <text:p text:style-name="P1"><text:span text:style-name="T38"><draw:frame draw:style-name="fr3" draw:name="Графический объект5" text:anchor-type="as-char" svg:width="10.239cm" svg:height="11.324cm" draw:z-index="3"><draw:image xlink:href="http://www.kylix.gr/sites/default/files/imagecache/product/0017_sancerre_les_baronnes_2012.jpg" xlink:type="simple" xlink:show="embed" xlink:actuate="onLoad"/></draw:frame></text:span><text:span text:style-name="T38"> </text:span></text:p>
      <text:p text:style-name="P3"><text:span text:style-name="T5">Вино:</text:span><text:span text:style-name="T3"> белое, сухое</text:span></text:p>
      <text:list xml:id="list35355611" text:continue-numbering="true" text:style-name="L1">
        <text:list-header>
          <text:p text:style-name="P29"><text:span text:style-name="T5">Регион:</text:span><text:span text:style-name="T3"> Франция, Долина Луары, </text:span><text:span text:style-name="T7">AOC</text:span><text:span text:style-name="T8"> </text:span><text:a xlink:type="simple" xlink:href="http://simplewine.ru/catalog/product/henri_bourgeois_sancerre_blanc_les_baronnes_2012_075/"><text:span text:style-name="T39">Sancerre</text:span></text:a></text:p>
          <text:p text:style-name="P29"><text:span text:style-name="T5">Производитель: </text:span><text:span text:style-name="T21">Анри Буржуа</text:span><text:span text:style-name="T20"> </text:span></text:p>
          <text:p text:style-name="P30"><text:span text:style-name="T66">Крепость:</text:span><text:span text:style-name="T63">13 </text:span><text:span text:style-name="T67">% об</text:span></text:p>
          <text:p text:style-name="P29"><text:span text:style-name="T9">Сорт </text:span><text:span text:style-name="T5">винограда: </text:span><text:span text:style-name="T4">Совиньон Блан</text:span><text:span text:style-name="T11">100%</text:span></text:p>
          <text:p text:style-name="P29"><text:span text:style-name="T23">Выдержка:</text:span><text:span text:style-name="T11"> </text:span><text:span text:style-name="T21"><text:s/>На осадке в течение 5 месяцев в дубовых бочках. </text:span></text:p>
        </text:list-header>
      </text:list>
      <text:p text:style-name="P9"><text:span text:style-name="T54">Аромат: </text:span><text:span text:style-name="T20">зеленого яблока, дыни, скошенной травы, цитрусовых и мокрого камня, с дымными нотками.</text:span><text:span text:style-name="T56"> <text:s/></text:span></text:p>
      <text:p text:style-name="P9"><text:span text:style-name="T54">Вкус: </text:span><text:span text:style-name="T20">Округлое, плотное и гибкое во вкусе, с крепкой структурой, живой кислинкой и оттенками фруктового конфитюра в послевкуии.</text:span><text:span text:style-name="T56"> </text:span></text:p>
      <text:p text:style-name="P9"><text:span text:style-name="T28">Особенности: </text:span><text:span text:style-name="T30">Возраст лоз: 20-40 лет.</text:span><text:span text:style-name="T32"> </text:span></text:p>
      <text:p text:style-name="P6"><text:span text:style-name="T46">Уже 10 поколений семьи Буржуа занимаются виноделием.</text:span><text:span text:style-name="T48"><text:line-break/></text:span><text:span text:style-name="T46">В 1950 году имение Анри Буржуа состояло из 2 га, сегодня его сыновья расширили Домен до 65 га виноградников, которые располагаются среди лучших склонов Сансер и Пуйи-Фюме, простирающихся до берегов Луары. Благодаря прекрасному климату, меловым и кремнистым почвам здесь созданы просто идеальные условия для выращивания Совиньона с минеральным характером, который отражается в вине утонченностью и изысканностью.</text:span><text:span text:style-name="T48"> </text:span></text:p>
      <text:p text:style-name="P8"/>
      <text:p text:style-name="P7"/>
      <text:p text:style-name="P7"/>
      <text:p text:style-name="P7"/>
      <text:p text:style-name="P7"/>
      <text:p text:style-name="P7"><text:soft-page-break/>Гевюрцтраминер</text:p>
      <text:p text:style-name="P7"><draw:frame draw:style-name="fr3" draw:name="Графический объект6" text:anchor-type="as-char" svg:width="7.938cm" svg:height="12.7cm" draw:z-index="4"><draw:image xlink:href="http://altavina.ru/images/item/7896.jpeg" xlink:type="simple" xlink:show="embed" xlink:actuate="onLoad"/></draw:frame> 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h text:style-name="P26" text:outline-level="2"/>
          </table:table-cell>
        </table:table-row>
      </table:table>
      <text:p text:style-name="P3"><text:span text:style-name="T5">Вино:</text:span><text:span text:style-name="T3"> белое, полусухое</text:span></text:p>
      <text:p text:style-name="P11"><text:span text:style-name="T45">Содержание сахара</text:span><text:span text:style-name="T44">:</text:span><text:span text:style-name="T52"> </text:span><text:span text:style-name="T44">8.1 г/л </text:span></text:p>
      <text:list xml:id="list35349025" text:continue-numbering="true" text:style-name="L1">
        <text:list-header>
          <text:p text:style-name="P29"><text:span text:style-name="T5">Регион:</text:span><text:span text:style-name="T3"> Франция, Эльзас, </text:span><text:span text:style-name="T20">Alsace AOC</text:span><text:span text:style-name="T3"> </text:span></text:p>
          <text:p text:style-name="P29"><text:span text:style-name="T5">Производитель: </text:span><text:span text:style-name="T20">Тримбах</text:span></text:p>
          <text:p text:style-name="P30"><text:span text:style-name="T66">Крепость:</text:span><text:span text:style-name="T63">14</text:span><text:span text:style-name="T67">% об</text:span></text:p>
          <text:p text:style-name="P29"><text:span text:style-name="T9">Сорт </text:span><text:span text:style-name="T5">винограда: </text:span><text:span text:style-name="T4">Гевюрцтраминер </text:span><text:span text:style-name="T11">100%</text:span></text:p>
          <text:p text:style-name="P29"><text:span text:style-name="T23">Выдержка:</text:span><text:span text:style-name="T11"> </text:span><text:span text:style-name="T21"><text:s/>На осадке непродолжительное время в емкостях из нержавеющей стали. </text:span></text:p>
        </text:list-header>
      </text:list>
      <text:p text:style-name="P9"><text:span text:style-name="T54">Аромат: </text:span><text:span text:style-name="T20">цветов апельсина, айвы, лайма, личи и легкие оттенки специй</text:span><text:span text:style-name="T56"> </text:span></text:p>
      <text:p text:style-name="P9"><text:span text:style-name="T54">Вкус: </text:span><text:span text:style-name="T20">Округлое, фруктовое. </text:span></text:p>
      <text:p text:style-name="P6"><text:span text:style-name="T51">Особенности: <text:s/></text:span><text:span text:style-name="T47">отлично сочетается с суши и роллами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able:table table:name="Таблица2" table:style-name="Таблица2">
        <table:table-column table:style-name="Таблица2.A"/>
        <text:soft-page-break/>
        <table:table-row>
          <table:table-cell table:style-name="Таблица2.A1" office:value-type="string">
            <text:h text:style-name="P24" text:outline-level="1"/>
            <text:h text:style-name="P24" text:outline-level="1">Sauvignon Blanc, 2012</text:h>
            <text:p text:style-name="P21"><text:span text:style-name="T64">Витраль «</text:span>Vitral<text:span text:style-name="T64">»</text:span></text:p>
            <text:p text:style-name="P20"/>
            <text:p text:style-name="P20"/>
          </table:table-cell>
        </table:table-row>
      </table:table>
      <text:p text:style-name="P16"/>
      <text:p text:style-name="P7"><text:span text:style-name="T47"><draw:frame draw:style-name="fr3" draw:name="Графический объект7" text:anchor-type="as-char" svg:width="1.746cm" svg:height="6.615cm" draw:z-index="5"><draw:image xlink:href="http://winestyle.ru/product_images_new/v/vina_maipo_vitral_sauvignon_blanc_reserva__48308_cat.jpg" xlink:type="simple" xlink:show="embed" xlink:actuate="onLoad"/></draw:frame></text:span><text:span text:style-name="T47"> </text:span></text:p>
      <text:p text:style-name="P16"/>
      <text:p text:style-name="P16"/>
      <text:p text:style-name="P16"/>
      <text:p text:style-name="P3"><text:span text:style-name="T5">Вино:</text:span><text:span text:style-name="T3"> белое, сухое</text:span></text:p>
      <text:list xml:id="list35353268" text:continue-numbering="true" text:style-name="L1">
        <text:list-header>
          <text:p text:style-name="P29"><text:span text:style-name="T5">Регион:</text:span><text:span text:style-name="T3"> Чили, Центральная долина, </text:span><text:span text:style-name="T20">Casablanca Valley (Долина Касабланка)</text:span></text:p>
          <text:p text:style-name="P29"><text:span text:style-name="T5">Производитель: </text:span><text:span text:style-name="T20">Винья Майпо</text:span></text:p>
          <text:p text:style-name="P30"><text:span text:style-name="T66">Крепость:</text:span><text:span text:style-name="T63">1</text:span><text:span text:style-name="T65">3</text:span><text:span text:style-name="T67">% об</text:span></text:p>
          <text:p text:style-name="P29"><text:span text:style-name="T9">Сорт </text:span><text:span text:style-name="T5">винограда: </text:span><text:span text:style-name="T21">Совиньон Блан </text:span><text:span text:style-name="T11">100%</text:span></text:p>
          <text:p text:style-name="P29"><text:span text:style-name="T23">Выдержка:</text:span><text:span text:style-name="T11"> </text:span><text:span text:style-name="T21"><text:s/>в течение 6 месяцев в стальных чанах. </text:span></text:p>
        </text:list-header>
      </text:list>
      <text:p text:style-name="P9"><text:span text:style-name="T54">Аромат:</text:span><text:span text:style-name="T42"> </text:span><text:span text:style-name="T20">крыжовника, зеленого яблока и лимона.</text:span><text:span text:style-name="T56"> </text:span></text:p>
      <text:p text:style-name="P9"><text:span text:style-name="T54">Вкус: </text:span><text:span text:style-name="T20">Сочное, округлое, хорошо сбалансированное вино с легкими нотками мяты в освежающем послевкусии.</text:span><text:span text:style-name="T56"> </text:span></text:p>
      <text:p text:style-name="P9"><text:span text:style-name="T56">Гастрономия: </text:span><text:span text:style-name="T59">морепродукты, свежие салаты, козий сыр.</text:span></text:p>
      <text:p text:style-name="P9"><text:span text:style-name="T28">Особенности: </text:span><text:span text:style-name="T32"><text:s/> </text:span><text:span text:style-name="T30">Хозяйство было основано в 1948 году в долине Майпо — самой известной винодельческой местности в Чили. В 1968 году производитель вошел в группу Concha y Toro, самое большое объединение виноделов в Чили. </text:span><text:span text:style-name="T32"> 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8">Карменер 2011</text:p>
      <text:p text:style-name="P21"><text:span text:style-name="T50">Витраль «</text:span><text:span text:style-name="T49">Vitral</text:span><text:span text:style-name="T50">»</text:span></text:p>
      <text:p text:style-name="P23"/>
      <text:p text:style-name="P23"/>
      <text:p text:style-name="P23"/>
      <text:p text:style-name="P22"><text:span text:style-name="T34"><draw:frame draw:style-name="fr3" draw:name="Графический объект8" text:anchor-type="as-char" svg:width="1.799cm" svg:height="6.615cm" draw:z-index="9"><draw:image xlink:href="http://winestyle.ru/product_images_new/d/___56861_cat.jpg" xlink:type="simple" xlink:show="embed" xlink:actuate="onLoad"/></draw:frame></text:span><text:span text:style-name="T34"> </text:span></text:p>
      <text:p text:style-name="P23"/>
      <text:p text:style-name="P23"/>
      <text:p text:style-name="P23"/>
      <text:p text:style-name="P3"><text:span text:style-name="T5">Вино:</text:span><text:span text:style-name="T3"> красное, сухое</text:span></text:p>
      <text:list xml:id="list35368025" text:continue-numbering="true" text:style-name="L1">
        <text:list-header>
          <text:p text:style-name="P29"><text:span text:style-name="T5">Регион:</text:span><text:span text:style-name="T3"> Чили, Центральная долина, </text:span><text:span text:style-name="T20">Rapel Valley <text:s/>(Долина Рапель)</text:span></text:p>
          <text:p text:style-name="P29"><text:span text:style-name="T5">Производитель: </text:span><text:span text:style-name="T20">Винья Майпо</text:span></text:p>
          <text:p text:style-name="P30"><text:span text:style-name="T66">Крепость:</text:span><text:span text:style-name="T63">1</text:span><text:span text:style-name="T65">3,5</text:span><text:span text:style-name="T67">% об</text:span></text:p>
          <text:p text:style-name="P29"><text:span text:style-name="T9">Сорт </text:span><text:span text:style-name="T5">винограда: </text:span><text:span text:style-name="T21">Карменер</text:span><text:span text:style-name="T11">100%</text:span></text:p>
          <text:p text:style-name="P29"><text:span text:style-name="T23">Выдержка:</text:span><text:span text:style-name="T11"> </text:span><text:span text:style-name="T21"><text:s/>В течение 8 месяцев частично в стальных чанах, частично в бочках американского дуба. </text:span></text:p>
        </text:list-header>
      </text:list>
      <text:p text:style-name="P9"><text:span text:style-name="T54">Аромат:</text:span><text:span text:style-name="T56"> </text:span><text:span text:style-name="T20">спелой сливы, черной смородины, горького шоколада, кофе и карамели</text:span><text:span text:style-name="T56"> </text:span></text:p>
      <text:p text:style-name="P9"><text:span text:style-name="T54">Вкус: </text:span><text:span text:style-name="T20">Округлое с бархатистыми танинами и сладковатыми нотками в послевкусии.</text:span><text:span text:style-name="T56"> </text:span></text:p>
      <text:p text:style-name="P9"><text:span text:style-name="T56">Гастрономия: </text:span><text:span text:style-name="T59">стейки, мясо на гриле, выдержанные сыры.</text:span></text:p>
      <text:p text:style-name="P9"><text:span text:style-name="T28">Особенности: </text:span><text:span text:style-name="T32"><text:s/> </text:span><text:span text:style-name="T30">Хозяйство было основано в 1948 году в долине Майпо — самой известной винодельческой местности в Чили. В 1968 году производитель вошел в группу Concha y Toro, самое большое объединение виноделов в Чили. </text:span><text:span text:style-name="T32"> 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Каберне-Совиньон 2011</text:p>
      <text:p text:style-name="P21"><text:span text:style-name="T50">Витраль «</text:span><text:span text:style-name="T49">Vitral</text:span><text:span text:style-name="T50">»</text:span></text:p>
      <text:p text:style-name="P21"><text:span text:style-name="T50"><draw:frame draw:style-name="fr3" draw:name="Графический объект9" text:anchor-type="as-char" svg:width="4.207cm" svg:height="15.875cm" draw:z-index="10"><draw:image xlink:href="http://les-vins.org/upload/im/resize/2c003534f75e0542d095564ce90b26ee.jpg" xlink:type="simple" xlink:show="embed" xlink:actuate="onLoad"/></draw:frame></text:span><text:span text:style-name="T50"> </text:span></text:p>
      <text:p text:style-name="P3"><text:span text:style-name="T5">Вино:</text:span><text:span text:style-name="T3"> красное, сухое</text:span></text:p>
      <text:list xml:id="list35347983" text:continue-numbering="true" text:style-name="L1">
        <text:list-header>
          <text:p text:style-name="P29"><text:span text:style-name="T5">Регион:</text:span><text:span text:style-name="T3"> Чили, Центральная долина, </text:span><text:span text:style-name="T7">Maipo</text:span><text:span text:style-name="T20"> Valley <text:s/>(Долина Майпо)</text:span></text:p>
          <text:p text:style-name="P29"><text:span text:style-name="T5">Производитель: </text:span><text:span text:style-name="T20">Винья Майпо</text:span></text:p>
          <text:p text:style-name="P30"><text:span text:style-name="T66">Крепость:</text:span><text:span text:style-name="T63">1</text:span><text:span text:style-name="T65">3,5</text:span><text:span text:style-name="T67">% об</text:span></text:p>
          <text:p text:style-name="P29"><text:span text:style-name="T9">Сорт </text:span><text:span text:style-name="T5">винограда: </text:span><text:span text:style-name="T25">Каберне-Совиньон </text:span></text:p>
          <text:p text:style-name="P29"><text:span text:style-name="T23">Выдержка:</text:span><text:span text:style-name="T11"> </text:span><text:span text:style-name="T21"><text:s/>В течение 8 месяцев частично в стальных чанах, частично в бочках американского дуба. </text:span></text:p>
        </text:list-header>
      </text:list>
      <text:p text:style-name="P9"><text:span text:style-name="T54">Аромат:</text:span><text:span text:style-name="T55"> сладкий,</text:span><text:span text:style-name="T56"> </text:span><text:span text:style-name="T20">черешни, черносмородинового джема, чернослива и ванили. </text:span><text:span text:style-name="T56"><text:s/></text:span></text:p>
      <text:p text:style-name="P9"><text:span text:style-name="T54">Вкус: </text:span><text:span text:style-name="T20">Округлое с бархатистыми танинами и сладковатыми нотками в послевкусии.</text:span><text:span text:style-name="T56"> </text:span></text:p>
      <text:p text:style-name="P9"><text:span text:style-name="T56">Гастрономия: </text:span><text:span text:style-name="T59">стейки, мясо на гриле, выдержанные сыры.</text:span></text:p>
      <text:p text:style-name="P9"><text:span text:style-name="T28">Особенности: </text:span><text:span text:style-name="T32"><text:s/> </text:span><text:span text:style-name="T30">Хозяйство было основано в 1948 году в долине Майпо — самой известной винодельческой местности в Чили. В 1968 году производитель вошел в группу Concha y Toro, самое большое объединение виноделов в Чили. </text:span><text:span text:style-name="T32"> </text:span></text:p>
      <text:p text:style-name="P25"/>
      <text:p text:style-name="P28"><text:soft-page-break/>Винья Майпо - известнейший винодельческий дом в Чили, ведущий свою историю с 1948 года. Через 20 лет дом стал частью империи Конча и Торо, крупнейшей чилийской винодельческой групп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Helvetica Neue" svg:font-family="'Helvetica Neue', Helvetica, 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06T15:28:02.86</meta:creation-date>
    <meta:generator>OpenOffice.org/3.3$Win32 OpenOffice.org_project/330m20$Build-9567</meta:generator>
    <dc:date>2017-09-07T15:17:36.74</dc:date>
    <meta:editing-duration>PT2H11M32S</meta:editing-duration>
    <meta:editing-cycles>19</meta:editing-cycles>
    <meta:print-date>2013-11-06T16:32:37.18</meta:print-date>
    <meta:document-statistic meta:table-count="2" meta:image-count="8" meta:object-count="0" meta:page-count="9" meta:paragraph-count="102" meta:word-count="895" meta:character-count="6549"/>
  </office:meta>
</office:document-meta>
</file>